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fo:font-size="11pt" fo:font-weight="bold" officeooo:rsid="0000250b" officeooo:paragraph-rsid="0000250b" style:font-size-asian="11pt" style:font-weight-asian="bold" style:font-size-complex="11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fo:font-weight="bold" officeooo:rsid="0000250b" officeooo:paragraph-rsid="0000250b" style:font-size-asian="11pt" style:font-weight-asian="bold" style:font-size-complex="11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fo:font-weight="bold" officeooo:rsid="0002fc37" officeooo:paragraph-rsid="0002fc37" style:font-size-asian="11pt" style:font-weight-asian="bold" style:font-size-complex="11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fo:font-weight="bold" officeooo:rsid="0002fc37" officeooo:paragraph-rsid="000690c4" style:font-size-asian="11pt" style:font-weight-asian="bold" style:font-size-complex="11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fo:font-weight="bold" officeooo:rsid="0002fc37" officeooo:paragraph-rsid="000a96c3" style:font-size-asian="11pt" style:font-weight-asian="bold" style:font-size-complex="11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fo:font-weight="bold" officeooo:rsid="0003efc2" officeooo:paragraph-rsid="0003efc2" style:font-size-asian="11pt" style:font-weight-asian="bold" style:font-size-complex="11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fo:font-weight="bold" officeooo:rsid="0003efc2" officeooo:paragraph-rsid="000690c4" style:font-size-asian="11pt" style:font-weight-asian="bold" style:font-size-complex="11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fo:font-weight="bold" officeooo:rsid="000690c4" officeooo:paragraph-rsid="000690c4" style:font-size-asian="11pt" style:font-weight-asian="bold" style:font-size-complex="11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fo:font-weight="normal" officeooo:rsid="0000250b" officeooo:paragraph-rsid="0000250b" style:font-size-asian="11pt" style:font-weight-asian="normal" style:font-size-complex="11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fo:font-weight="normal" officeooo:rsid="0000250b" officeooo:paragraph-rsid="0003efc2" style:font-size-asian="11pt" style:font-weight-asian="normal" style:font-size-complex="11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fo:font-weight="normal" officeooo:rsid="0000250b" officeooo:paragraph-rsid="000690c4" style:font-size-asian="11pt" style:font-weight-asian="normal" style:font-size-complex="11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fo:font-weight="normal" officeooo:rsid="0000250b" officeooo:paragraph-rsid="000c61bf" style:font-size-asian="11pt" style:font-weight-asian="normal" style:font-size-complex="11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style:text-underline-style="none" fo:font-weight="normal" officeooo:rsid="0000250b" officeooo:paragraph-rsid="0000250b" style:font-size-asian="11pt" style:font-weight-asian="normal" style:font-size-complex="11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style:text-underline-style="none" fo:font-weight="normal" officeooo:rsid="0000250b" officeooo:paragraph-rsid="0003efc2" style:font-size-asian="11pt" style:font-weight-asian="normal" style:font-size-complex="11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style:text-underline-style="none" fo:font-weight="normal" officeooo:rsid="0000250b" officeooo:paragraph-rsid="000690c4" style:font-size-asian="11pt" style:font-weight-asian="normal" style:font-size-complex="11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style:text-underline-style="none" fo:font-weight="normal" officeooo:rsid="0000250b" officeooo:paragraph-rsid="000c61bf" style:font-size-asian="11pt" style:font-weight-asian="normal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style:text-underline-style="none" fo:font-weight="normal" officeooo:rsid="0003efc2" officeooo:paragraph-rsid="0003efc2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style:text-underline-style="none" fo:font-weight="normal" officeooo:rsid="0003efc2" officeooo:paragraph-rsid="000690c4" style:font-size-asian="11pt" style:font-weight-asian="normal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style:text-underline-style="none" fo:font-weight="normal" officeooo:rsid="0003efc2" officeooo:paragraph-rsid="000c61bf" style:font-size-asian="11pt" style:font-weight-asian="normal" style:font-size-complex="11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paragraph-rsid="000505a9"/>
    </style:style>
    <style:style style:name="P2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paragraph-rsid="000690c4"/>
    </style:style>
    <style:style style:name="P2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serif" fo:font-size="11pt" fo:font-weight="bold" officeooo:rsid="0000250b" officeooo:paragraph-rsid="000a96c3" style:font-size-asian="11pt" style:font-weight-asian="bold" style:font-size-complex="11pt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serif" fo:font-size="11pt" style:text-underline-style="none" fo:font-weight="normal" officeooo:rsid="0000250b" officeooo:paragraph-rsid="000a96c3" style:font-size-asian="11pt" style:font-weight-asian="normal" style:font-size-complex="11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serif" fo:font-size="11pt" style:text-underline-style="none" fo:font-weight="normal" officeooo:rsid="0000250b" officeooo:paragraph-rsid="000c61bf" style:font-size-asian="11pt" style:font-weight-asian="normal" style:font-size-complex="11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serif" fo:font-size="11pt" style:text-underline-style="none" fo:font-weight="normal" officeooo:rsid="0000250b" officeooo:paragraph-rsid="000dbb9f" style:font-size-asian="11pt" style:font-weight-asian="normal" style:font-size-complex="11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serif" fo:font-size="11pt" style:text-underline-style="none" fo:font-weight="bold" officeooo:rsid="000c61bf" officeooo:paragraph-rsid="000c61bf" style:font-size-asian="11pt" style:font-weight-asian="bold" style:font-size-complex="11pt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serif" fo:font-size="11pt" style:text-underline-style="none" fo:font-weight="bold" officeooo:rsid="000dbb9f" officeooo:paragraph-rsid="000dbb9f" style:font-size-asian="11pt" style:font-weight-asian="bold" style:font-size-complex="11pt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serif" fo:font-size="11pt" style:text-underline-style="solid" style:text-underline-width="auto" style:text-underline-color="font-color" fo:font-weight="bold" officeooo:rsid="000dbb9f" officeooo:paragraph-rsid="000dbb9f" style:font-size-asian="11pt" style:font-weight-asian="bold" style:font-size-complex="11pt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serif" fo:font-size="11pt" style:text-underline-style="solid" style:text-underline-width="auto" style:text-underline-color="font-color" fo:font-weight="bold" officeooo:rsid="000dbb9f" officeooo:paragraph-rsid="000f4f17" style:font-size-asian="11pt" style:font-weight-asian="bold" style:font-size-complex="11pt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serif" fo:font-size="11pt" style:text-underline-style="solid" style:text-underline-width="auto" style:text-underline-color="font-color" fo:font-weight="bold" officeooo:rsid="000dbb9f" officeooo:paragraph-rsid="0010e185" style:font-size-asian="11pt" style:font-weight-asian="bold" style:font-size-complex="11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serif" fo:font-size="11pt" style:text-underline-style="solid" style:text-underline-width="auto" style:text-underline-color="font-color" fo:font-weight="bold" officeooo:rsid="000f4f17" officeooo:paragraph-rsid="000f4f17" style:font-size-asian="11pt" style:font-weight-asian="bold" style:font-size-complex="11pt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serif" fo:font-size="11pt" style:text-underline-style="solid" style:text-underline-width="auto" style:text-underline-color="font-color" fo:font-weight="bold" officeooo:rsid="0010e185" officeooo:paragraph-rsid="0010e185" style:font-size-asian="11pt" style:font-weight-asian="bold" style:font-size-complex="11pt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paragraph-rsid="000dbb9f"/>
    </style:style>
    <style:style style:name="P3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weight="bold" officeooo:rsid="000dbb9f" officeooo:paragraph-rsid="000dbb9f" style:font-weight-asian="bold" style:font-weight-complex="bold"/>
    </style:style>
    <style:style style:name="T1" style:family="text">
      <style:text-properties style:font-name="serif"/>
    </style:style>
    <style:style style:name="T2" style:family="text">
      <style:text-properties style:font-name="serif" fo:font-size="11pt" fo:font-weight="bold" officeooo:rsid="0000250b" style:font-size-asian="11pt" style:font-weight-asian="bold" style:font-size-complex="11pt" style:font-weight-complex="bold"/>
    </style:style>
    <style:style style:name="T3" style:family="text">
      <style:text-properties style:font-name="serif" fo:font-size="11pt" style:text-underline-style="solid" style:text-underline-width="auto" style:text-underline-color="font-color" fo:font-weight="bold" officeooo:rsid="000690c4" style:font-size-asian="11pt" style:font-weight-asian="bold" style:font-size-complex="11pt" style:font-weight-complex="bold"/>
    </style:style>
    <style:style style:name="T4" style:family="text">
      <style:text-properties style:font-name="serif" fo:font-size="11pt" style:text-underline-style="none" fo:font-weight="normal" officeooo:rsid="000690c4" style:font-size-asian="11pt" style:font-weight-asian="normal" style:font-size-complex="11pt" style:font-weight-complex="normal"/>
    </style:style>
    <style:style style:name="T5" style:family="text">
      <style:text-properties style:font-name="serif" fo:font-size="11pt" style:text-underline-style="none" fo:font-weight="bold" officeooo:rsid="0000250b" style:font-size-asian="11pt" style:font-weight-asian="bold" style:font-size-complex="11pt" style:font-weight-complex="bold"/>
    </style:style>
    <style:style style:name="T6" style:family="text">
      <style:text-properties style:font-name="serif" fo:font-size="11pt" style:text-underline-style="none" fo:font-weight="bold" officeooo:rsid="000dbb9f" style:font-size-asian="11pt" style:font-weight-asian="bold" style:font-size-complex="11pt" style:font-weight-complex="bold"/>
    </style:style>
    <style:style style:name="T7" style:family="text">
      <style:text-properties style:font-name="serif" fo:font-size="11pt" style:text-underline-style="none" style:font-size-asian="11pt" style:font-size-complex="11pt"/>
    </style:style>
    <style:style style:name="T8" style:family="text">
      <style:text-properties style:font-name="serif" fo:font-size="11pt" style:text-underline-style="none" officeooo:rsid="0000250b" style:font-size-asian="11pt" style:font-size-complex="11pt"/>
    </style:style>
    <style:style style:name="T9" style:family="text">
      <style:text-properties style:font-name="serif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font-name="serif" style:text-underline-style="solid" style:text-underline-width="auto" style:text-underline-color="font-color" fo:font-weight="bold" officeooo:rsid="000690c4" style:font-weight-asian="bold" style:font-weight-complex="bold"/>
    </style:style>
    <style:style style:name="T11" style:family="text">
      <style:text-properties style:font-name="serif" style:text-underline-style="solid" style:text-underline-width="auto" style:text-underline-color="font-color" fo:font-weight="bold" officeooo:rsid="000a96c3" style:font-weight-asian="bold" style:font-weight-complex="bold"/>
    </style:style>
    <style:style style:name="T12" style:family="text">
      <style:text-properties style:font-name="serif" style:text-underline-style="solid" style:text-underline-width="auto" style:text-underline-color="font-color" fo:font-weight="bold" officeooo:rsid="000c61bf" style:font-weight-asian="bold" style:font-weight-complex="bold"/>
    </style:style>
    <style:style style:name="T13" style:family="text">
      <style:text-properties style:font-name="serif" officeooo:rsid="0002fc37"/>
    </style:style>
    <style:style style:name="T14" style:family="text">
      <style:text-properties style:font-name="serif" officeooo:rsid="00019a56"/>
    </style:style>
    <style:style style:name="T15" style:family="text">
      <style:text-properties style:font-name="serif" officeooo:rsid="000690c4"/>
    </style:style>
    <style:style style:name="T16" style:family="text">
      <style:text-properties style:font-name="serif" style:text-underline-style="none"/>
    </style:style>
    <style:style style:name="T17" style:family="text">
      <style:text-properties style:font-name="serif" officeooo:rsid="000a96c3"/>
    </style:style>
    <style:style style:name="T18" style:family="text">
      <style:text-properties style:font-name="serif" officeooo:rsid="000c61bf"/>
    </style:style>
    <style:style style:name="T19" style:family="text">
      <style:text-properties officeooo:rsid="00019a56"/>
    </style:style>
    <style:style style:name="T20" style:family="text">
      <style:text-properties officeooo:rsid="0002fc37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02fc37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019a56" style:font-weight-asian="bold" style:font-weight-complex="bold"/>
    </style:style>
    <style:style style:name="T25" style:family="text">
      <style:text-properties officeooo:rsid="0003efc2"/>
    </style:style>
    <style:style style:name="T26" style:family="text">
      <style:text-properties fo:font-size="11pt" style:text-underline-style="none" fo:font-weight="bold" officeooo:rsid="000505a9" style:font-size-asian="11pt" style:font-weight-asian="bold" style:font-size-complex="11pt" style:font-weight-complex="bold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fo:font-weight="normal" style:font-weight-asian="normal" style:font-weight-complex="normal"/>
    </style:style>
    <style:style style:name="T29" style:family="text">
      <style:text-properties style:text-underline-style="none" fo:font-weight="normal" officeooo:rsid="0010e185" style:font-weight-asian="normal" style:font-weight-complex="normal"/>
    </style:style>
    <style:style style:name="T30" style:family="text">
      <style:text-properties style:text-underline-style="none" fo:font-weight="normal" officeooo:rsid="0012a6f0" style:font-weight-asian="normal" style:font-weight-complex="normal"/>
    </style:style>
    <style:style style:name="T31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Queremos realizar una base de datos donde almacenaremos los datos de los alumnos dni, cial, nombre, población, grupo al que pertenecen. De las poblaciones tendremos el codigo y el nombre y de los grupos el código y descripción larga. Un alumno pertenecerá solamente a una población pero en una población podrán haber varios alumnos. Un alumno pertenece a un solo grupo y en un grupo hay varios alumnos.</text:span></text:p>
      <text:p text:style-name="P2"/>
      <text:p text:style-name="P3">1FN</text:p>
      <text:p text:style-name="P9"><text:span text:style-name="T22">dni</text:span>, cial, nombre, <text:span text:style-name="T20">codP</text:span>oblacion, nombrePoblacion, codGrupo, descripcion<text:span text:style-name="T19">Grupo</text:span></text:p>
      <text:p text:style-name="P9"/>
      <text:p text:style-name="P6">2FN</text:p>
      <text:p text:style-name="P10"><text:span text:style-name="T22">dni</text:span>, cial, nombre, <text:span text:style-name="T20">codP</text:span>oblacion, nombrePoblacion, codGrupo, descripcion<text:span text:style-name="T19">Grupo</text:span></text:p>
      <text:p text:style-name="P10"/>
      <text:p text:style-name="P6">3FN</text:p>
      <text:p text:style-name="P10"><text:span text:style-name="T22">dni</text:span>, cial, nombre, <text:span text:style-name="T20">codP</text:span>oblacion, codGrupo</text:p>
      <text:p text:style-name="P14"><text:span text:style-name="T23">codP</text:span><text:span text:style-name="T22">oblacion</text:span>, <text:span text:style-name="T25">nombrePoblacion</text:span></text:p>
      <text:p text:style-name="P17"><text:span text:style-name="T22">codGrupo</text:span>, descripcionGrupo</text:p>
      <text:p text:style-name="P13"/>
      <text:p text:style-name="P13"/>
      <text:p text:style-name="P20"><text:span text:style-name="T26">2. </text:span><text:span text:style-name="T2">Al ejercicio anterior le añadiremos los datos de los profesores (codigo y nombre ) y también cual es el profesor tutor de cada grupo. Cada grupo solo tiene un profesor tutor. Y un profesor podrá ser tutor de ningún grupo, uno o de varios.</text:span></text:p>
      <text:p text:style-name="P20"><text:span text:style-name="T2"/></text:p>
      <text:p text:style-name="P4">1FN</text:p>
      <text:p text:style-name="P15"><text:span text:style-name="T9">dni</text:span><text:span text:style-name="T1">, cial, nombre, </text:span><text:span text:style-name="T13">codP</text:span><text:span text:style-name="T1">oblacion, nombrePoblacion, codGrupo, descripcion</text:span><text:span text:style-name="T14">Grupo, </text:span><text:span text:style-name="T15">codProfesor, nombreProfesor, profesorTutor</text:span></text:p>
      <text:p text:style-name="P15"><text:span text:style-name="T15"/></text:p>
      <text:p text:style-name="P8"><text:span text:style-name="T16">2FN</text:span></text:p>
      <text:p text:style-name="P15"><text:span text:style-name="T9">dni</text:span><text:span text:style-name="T1">, cial, nombre, </text:span><text:span text:style-name="T13">codP</text:span><text:span text:style-name="T1">oblacion, nombrePoblacion, codGrupo, descripcion</text:span><text:span text:style-name="T14">Grupo, </text:span><text:span text:style-name="T15">codProfesor, nombreProfesor, profesorTutor</text:span></text:p>
      <text:p text:style-name="P15"><text:span text:style-name="T15"/></text:p>
      <text:p text:style-name="P7">3FN</text:p>
      <text:p text:style-name="P11"><text:span text:style-name="T22">dni</text:span>, cial, nombre, <text:span text:style-name="T20">codP</text:span>oblacion, codGrupo</text:p>
      <text:p text:style-name="P15"><text:span text:style-name="T23">codP</text:span><text:span text:style-name="T22">oblacion</text:span>, <text:span text:style-name="T25">nombrePoblacion</text:span></text:p>
      <text:p text:style-name="P18"><text:span text:style-name="T10">codGrupo</text:span><text:span text:style-name="T15">, descripcionGrupo, </text:span><text:span text:style-name="T17">codProfesor</text:span></text:p>
      <text:p text:style-name="P21"><text:span text:style-name="T3">codProfesor</text:span><text:span text:style-name="T4">, nombreProfesor</text:span></text:p>
      <text:p text:style-name="P21"><text:span text:style-name="T5"/></text:p>
      <text:p text:style-name="P21"><text:span text:style-name="T5"/></text:p>
      <text:p text:style-name="P22"><text:span text:style-name="T27">3. Siguiendo con el ejercicio anterior, un profesor pertenecerá a un solo departamento y un departamento tendrá varios profesores.</text:span></text:p>
      <text:p text:style-name="P5"/>
      <text:p text:style-name="P5">1FN</text:p>
      <text:p text:style-name="P24"><text:span text:style-name="T22">dni</text:span>, cial, nombre, <text:span text:style-name="T20">codP</text:span>oblacion, nombrePoblacion, codGrupo, descripcion<text:span text:style-name="T19">Grupo, codProfesor, nombreProfesor, profesorTutor, codDepartamento, nombreDepartamento</text:span></text:p>
      <text:p text:style-name="P23"/>
      <text:p text:style-name="P26">2FN</text:p>
      <text:p text:style-name="P24"><text:span text:style-name="T22">dni</text:span>, cial, nombre, <text:span text:style-name="T20">codP</text:span>oblacion, nombrePoblacion, codGrupo, descripcion<text:span text:style-name="T19">Grupo, codProfesor, nombreProfesor, profesorTutor, codDepartamento, nombreDepartamento</text:span></text:p>
      <text:p text:style-name="P24"/>
      <text:p text:style-name="P26">3FN</text:p>
      <text:p text:style-name="P12"><text:span text:style-name="T22">dni</text:span>, cial, nombre, <text:span text:style-name="T20">codP</text:span>oblacion, codGrupo</text:p>
      <text:p text:style-name="P16"><text:span text:style-name="T23">codP</text:span><text:span text:style-name="T22">oblacion</text:span>, <text:span text:style-name="T25">nombrePoblacion</text:span></text:p>
      <text:p text:style-name="P19"><text:span text:style-name="T10">codGrupo</text:span><text:span text:style-name="T15">, descripcionGrupo, </text:span><text:span text:style-name="T17">codProfesor</text:span></text:p>
      <text:p text:style-name="P19"><text:span text:style-name="T11">codProfesor</text:span><text:span text:style-name="T15">, nombreProfesor, </text:span><text:span text:style-name="T18">codDepartamento</text:span></text:p>
      <text:p text:style-name="P19"><text:span text:style-name="T12">codDepartamento</text:span><text:span text:style-name="T18">, nombreDepartamento</text:span></text:p>
      <text:p text:style-name="P26"/>
      <text:p text:style-name="P22"><text:span text:style-name="T27"/></text:p>
      <text:p text:style-name="P33"><text:soft-page-break/><text:span text:style-name="T6">4</text:span><text:span text:style-name="T5">. También vamos a añadir las asignaturas que en las que están matriculados los alumnos y la nota que ha sacado cada alumno en cada asignatura. Un alumno se matricula en varias asignaturas y en una asignatura hay matriculados varios alumnos. Un alumno tiene una sola nota en cada asignatura en las que está matriculado.</text:span></text:p>
      <text:p text:style-name="P33"><text:span text:style-name="T5"/></text:p>
      <text:p text:style-name="P34"><text:span text:style-name="T8">1</text:span><text:span text:style-name="T7">FN</text:span></text:p>
      <text:p text:style-name="P25"><text:span text:style-name="T22">dni</text:span>, cial, nombre, <text:span text:style-name="T20">codP</text:span>oblacion, nombrePoblacion, codGrupo, descripcion<text:span text:style-name="T19">Grupo, codProfesor, nombreProfesor, profesorTutor, codDepartamento, nombreDepartamento, </text:span><text:span text:style-name="T24">codAsignatura</text:span><text:span text:style-name="T19">, nombreAsignatura, notaAlumnoAsignatura</text:span></text:p>
      <text:p text:style-name="P25"/>
      <text:p text:style-name="P27">2FN</text:p>
      <text:p text:style-name="P28">dni<text:span text:style-name="T28">, cial, nombre, codPoblacion, nombrePoblacion, codGrupo, descripcionGrupo, codProfesor, nombreProfesor, profesorTutor, codDepartamento, nombreDepartamento, </text:span>codAsignatura</text:p>
      <text:p text:style-name="P28">codAsignatura<text:span text:style-name="T28">, nombreAsignatura</text:span></text:p>
      <text:p text:style-name="P28">dni<text:span text:style-name="T28">, </text:span>codAsignatura<text:span text:style-name="T28">, notaAlumnoAsignatura</text:span></text:p>
      <text:p text:style-name="P28"><text:span text:style-name="T28"/></text:p>
      <text:p text:style-name="P31"><text:span text:style-name="T27">3FN</text:span></text:p>
      <text:p text:style-name="P29">dni<text:span text:style-name="T28">, cial, nombre, codPoblacion, codGrupo, </text:span>codAsignatura</text:p>
      <text:p text:style-name="P30">codPoblacion<text:span text:style-name="T28">, nombrePoblacion</text:span></text:p>
      <text:p text:style-name="P30">codGrupo<text:span text:style-name="T28">, descripcionGrupo, </text:span><text:span text:style-name="T29">codProfesor</text:span></text:p>
      <text:p text:style-name="P30">codProfesor<text:span text:style-name="T28">, </text:span><text:span text:style-name="T29">nombreProfesor, </text:span><text:span text:style-name="T30">codDepartamento</text:span></text:p>
      <text:p text:style-name="P32">codDepartamento<text:span text:style-name="T28">, nombreDepartamento</text:span></text:p>
      <text:p text:style-name="P29">codAsignatura<text:span text:style-name="T28">, nombreAsignatura</text:span></text:p>
      <text:p text:style-name="P29">dni<text:span text:style-name="T28">, </text:span>codAsignatura<text:span text:style-name="T28">, notaAlumnoAsignatura</text:span></text:p>
      <text:p text:style-name="P31"><text:span text:style-name="T2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3:20:13.644000000</meta:creation-date>
    <dc:date>2020-01-31T14:01:51.052000000</dc:date>
    <meta:editing-duration>PT31M10S</meta:editing-duration>
    <meta:editing-cycles>15</meta:editing-cycles>
    <meta:generator>LibreOffice/6.2.4.2$Windows_X86_64 LibreOffice_project/2412653d852ce75f65fbfa83fb7e7b669a126d64</meta:generator>
    <meta:document-statistic meta:table-count="0" meta:image-count="0" meta:object-count="0" meta:page-count="2" meta:paragraph-count="45" meta:word-count="348" meta:character-count="2986" meta:non-whitespace-character-count="2683"/>
  </office:meta>
</office:document-meta>
</file>